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05e6" officeooo:paragraph-rsid="001a05e6"/>
    </style:style>
    <style:style style:name="P2" style:family="paragraph" style:parent-style-name="Standard">
      <style:paragraph-properties fo:text-align="start" style:justify-single-word="false"/>
      <style:text-properties officeooo:rsid="001a05e6" officeooo:paragraph-rsid="001a05e6"/>
    </style:style>
    <style:style style:name="P3" style:family="paragraph" style:parent-style-name="Standard">
      <style:paragraph-properties fo:text-align="start" style:justify-single-word="false"/>
      <style:text-properties officeooo:rsid="001a05e6" officeooo:paragraph-rsid="001b9f77"/>
    </style:style>
    <style:style style:name="P4" style:family="paragraph" style:parent-style-name="Standard">
      <style:paragraph-properties fo:text-align="start" style:justify-single-word="false"/>
      <style:text-properties officeooo:paragraph-rsid="001b9f77"/>
    </style:style>
    <style:style style:name="P5" style:family="paragraph" style:parent-style-name="Standard">
      <style:paragraph-properties fo:text-align="start" style:justify-single-word="false"/>
      <style:text-properties officeooo:rsid="001bad6d" officeooo:paragraph-rsid="001b9f77"/>
    </style:style>
    <style:style style:name="P6" style:family="paragraph" style:parent-style-name="Standard">
      <style:paragraph-properties fo:text-align="start" style:justify-single-word="false"/>
      <style:text-properties officeooo:rsid="001c89f4" officeooo:paragraph-rsid="001c89f4"/>
    </style:style>
    <style:style style:name="P7" style:family="paragraph" style:parent-style-name="Standard">
      <style:paragraph-properties fo:text-align="start" style:justify-single-word="false"/>
      <style:text-properties officeooo:rsid="001c89f4" officeooo:paragraph-rsid="001d8e81"/>
    </style:style>
    <style:style style:name="P8" style:family="paragraph" style:parent-style-name="Standard">
      <style:paragraph-properties fo:text-align="start" style:justify-single-word="false"/>
      <style:text-properties officeooo:rsid="001f40c7" officeooo:paragraph-rsid="001f40c7"/>
    </style:style>
    <style:style style:name="P9" style:family="paragraph" style:parent-style-name="Standard">
      <style:paragraph-properties fo:text-align="center" style:justify-single-word="false"/>
      <style:text-properties officeooo:rsid="0021095b" officeooo:paragraph-rsid="0021095b"/>
    </style:style>
    <style:style style:name="P10" style:family="paragraph" style:parent-style-name="Standard">
      <style:paragraph-properties fo:text-align="start" style:justify-single-word="false"/>
      <style:text-properties officeooo:rsid="0021095b" officeooo:paragraph-rsid="0021095b"/>
    </style:style>
    <style:style style:name="P11" style:family="paragraph" style:parent-style-name="Standard">
      <style:paragraph-properties fo:text-align="start" style:justify-single-word="false"/>
      <style:text-properties officeooo:rsid="0022e1f5" officeooo:paragraph-rsid="0022e1f5"/>
    </style:style>
    <style:style style:name="P12" style:family="paragraph" style:parent-style-name="Preformatted_20_Text">
      <style:paragraph-properties fo:text-align="start" style:justify-single-word="false"/>
      <style:text-properties officeooo:rsid="0021095b" officeooo:paragraph-rsid="0021095b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" style:family="paragraph" style:parent-style-name="Preformatted_20_Text">
      <style:paragraph-properties fo:margin-top="0cm" fo:margin-bottom="0cm" style:contextual-spacing="false" fo:padding="0cm" fo:border="none"/>
    </style:style>
    <style:style style:name="P15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21095b" officeooo:paragraph-rsid="0021095b" fo:background-color="#1f1f1f"/>
    </style:style>
    <style:style style:name="P16" style:family="paragraph" style:parent-style-name="Standard">
      <style:paragraph-properties fo:text-align="start" style:justify-single-word="false"/>
      <style:text-properties officeooo:rsid="0022e1f5" officeooo:paragraph-rsid="0022e1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9f77"/>
    </style:style>
    <style:style style:name="T3" style:family="text">
      <style:text-properties officeooo:rsid="001c89f4"/>
    </style:style>
    <style:style style:name="T4" style:family="text">
      <style:text-properties officeooo:rsid="001d8e81"/>
    </style:style>
    <style:style style:name="T5" style:family="text">
      <style:text-properties officeooo:rsid="001f40c7"/>
    </style:style>
    <style:style style:name="T6" style:family="text">
      <style:text-properties fo:font-variant="normal" fo:text-transform="none" style:font-name="inherit" fo:font-size="9.75pt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background-color="transparent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nt the Wumpus pseudocode<text:line-break/><text:span text:style-name="T5">15 Jan</text:span></text:p>
      <text:p text:style-name="P2">We have caves </text:p>
      <text:p text:style-name="P2"><text:tab/>Two caves are “pits”, if player step on them – they die</text:p>
      <text:p text:style-name="P2"><text:tab/>Two other caves contain “super bats” which teleport player to a random cave</text:p>
      <text:p text:style-name="P2"><text:tab/>Each cave has a number </text:p>
      <text:p text:style-name="P2">We have player </text:p>
      <text:p text:style-name="P2"><text:tab/>player has 5 arrows</text:p>
      <text:p text:style-name="P3"><text:tab/><text:span text:style-name="T2">player can shoot the arrow, arrow can travel up to five caves. Player have to chose the <text:tab/>direction of an arrow. If player input invalid direction, arrow randomly travels through the </text:span></text:p>
      <text:p text:style-name="P3"><text:tab/><text:span text:style-name="T2">valid direction. If arrow travels to the player, it kills him. </text:span></text:p>
      <text:p text:style-name="P3"><text:tab/>player can <text:s/>travel through caves</text:p>
      <text:p text:style-name="P2"><text:tab/>player can smell a Wumpus, hear a bat, or feel a draft of a put in one of the <text:span text:style-name="T1">connected caves</text:span></text:p>
      <text:p text:style-name="P2"><text:tab/></text:p>
      <text:p text:style-name="P2">We have Wumpus</text:p>
      <text:p text:style-name="P3"><text:tab/><text:span text:style-name="T2">Can travel through caves when player shoots the arrow. <text:line-break/><text:tab/>Can travel to a player and kill him. </text:span></text:p>
      <text:p text:style-name="P3"><text:tab/><text:span text:style-name="T2">If player walk to its cave we either kill him or move to the other cave</text:span></text:p>
      <text:p text:style-name="P2"><text:tab/><text:span text:style-name="T2">Doesn’t affected by caves and bats. </text:span></text:p>
      <text:p text:style-name="P2"/>
      <text:p text:style-name="P2"/>
      <text:p text:style-name="P4"/>
      <text:p text:style-name="P5"><text:s text:c="4"/>private HashMap&lt;Integer, Integer[]&gt; fullCaves() {</text:p>
      <text:p text:style-name="P5"><text:s text:c="8"/>caves.put(1, new Integer[] { 2, 8, 5 });</text:p>
      <text:p text:style-name="P5"><text:s text:c="8"/>caves.put(2, new Integer[] { 1, 3, 10 });</text:p>
      <text:p text:style-name="P5"><text:s text:c="8"/>caves.put(3, new Integer[] { 2, 12, 4 });</text:p>
      <text:p text:style-name="P5"><text:s text:c="8"/>caves.put(4, new Integer[] { 3, 14, 5 });</text:p>
      <text:p text:style-name="P5"><text:s text:c="8"/>caves.put(5, new Integer[] { 4, 6, 1 });</text:p>
      <text:p text:style-name="P5"><text:s text:c="8"/>caves.put(6, new Integer[] { 5, 7, 15 });</text:p>
      <text:p text:style-name="P5"><text:s text:c="8"/>caves.put(7, new Integer[] { 6, 8, 17 });</text:p>
      <text:p text:style-name="P5"><text:s text:c="8"/>caves.put(8, new Integer[] { 1, 7, 9 });</text:p>
      <text:p text:style-name="P5"><text:s text:c="8"/>caves.put(9, new Integer[] { 8, 18, 10 });</text:p>
      <text:p text:style-name="P5"><text:s text:c="8"/>caves.put(10, new Integer[] { 9, 2, 11 });</text:p>
      <text:p text:style-name="P5"><text:s text:c="8"/>caves.put(11, new Integer[] { 10, 19, 12 });</text:p>
      <text:p text:style-name="P5"><text:s text:c="8"/>caves.put(12, new Integer[] { 3, 11, 13 });</text:p>
      <text:p text:style-name="P5"><text:s text:c="8"/>caves.put(13, new Integer[] { 12, 14, 20 });</text:p>
      <text:p text:style-name="P5"><text:s text:c="8"/>caves.put(14, new Integer[] { 4, 13, 15 });</text:p>
      <text:p text:style-name="P5"><text:s text:c="8"/>caves.put(15, new Integer[] { 6, 14, 16 });</text:p>
      <text:p text:style-name="P5"><text:s text:c="8"/>caves.put(16, new Integer[] { 15, 17, 20 });</text:p>
      <text:p text:style-name="P5"><text:s text:c="8"/>caves.put(17, new Integer[] { 7, 18, 16 });</text:p>
      <text:p text:style-name="P5"><text:s text:c="8"/>caves.put(18, new Integer[] { 17, 9, 19 });</text:p>
      <text:p text:style-name="P5"><text:s text:c="8"/>caves.put(19, new Integer[] { 11, 18, 20 });</text:p>
      <text:p text:style-name="P5"><text:s text:c="8"/>caves.put(20, new Integer[] { 13, 16, 19 });</text:p>
      <text:p text:style-name="P5"/>
      <text:p text:style-name="P5"><text:s text:c="8"/>return caves;</text:p>
      <text:p text:style-name="P5"><text:s text:c="4"/>}</text:p>
      <text:p text:style-name="P5"/>
      <text:p text:style-name="P5"><text:s text:c="4"/>public void locationOutput(int index) {</text:p>
      <text:p text:style-name="P5"><text:s text:c="8"/>System.out.printf("You're in the cave number, %d.%nAvailible caves are: %d, %d, %d.%n", index,</text:p>
      <text:p text:style-name="P5"><text:s text:c="16"/>fullCaves().get(index)[0], fullCaves().get(index)[1], fullCaves().get(index)[2]);</text:p>
      <text:p text:style-name="P5"><text:soft-page-break/><text:s text:c="4"/>}<text:line-break/><text:line-break/><text:span text:style-name="T3">Okay, using hashmap we now can know where our player is. We would need to ensure that our player is getting to a connected cave. </text:span></text:p>
      <text:p text:style-name="P5"/>
      <text:p text:style-name="P6"><text:tab/>Function bool CheckCave(){<text:line-break/><text:tab/><text:tab/>return IfStepWasRight<text:line-break/><text:tab/>}</text:p>
      <text:p text:style-name="P6">Now I would like to spawn our guy in a random cave (in future I would need to ensure that it is not a pit or a Wumpus cave) and being able to walk there. </text:p>
      <text:p text:style-name="P6"><text:tab/>Function void StartGame(){</text:p>
      <text:p text:style-name="P6"><text:tab/><text:tab/><text:span text:style-name="T4">int randomLocation = randint(0, 20);</text:span></text:p>
      <text:p text:style-name="P6"><text:tab/><text:tab/><text:span text:style-name="T4">while True:</text:span></text:p>
      <text:p text:style-name="P6"><text:tab/><text:tab/><text:tab/><text:span text:style-name="T4">locationOutput(randomLocation);</text:span></text:p>
      <text:p text:style-name="P6"><text:tab/><text:tab/><text:tab/><text:span text:style-name="T4">String getStep = input(“Do you want to make a step or shoot an arrow?”);</text:span></text:p>
      <text:p text:style-name="P6"><text:tab/><text:tab/><text:tab/><text:span text:style-name="T4">if getStep == “S”:</text:span></text:p>
      <text:p text:style-name="P6"><text:tab/><text:tab/><text:tab/><text:tab/><text:span text:style-name="T4">int getCaveNumber = input(“Choose a cave you want to go to: ”)</text:span></text:p>
      <text:p text:style-name="P6"><text:tab/><text:tab/><text:tab/><text:tab/><text:span text:style-name="T4">if isRightStep(randomLocation, getCaveNumber):</text:span></text:p>
      <text:p text:style-name="P7"><text:tab/><text:tab/><text:tab/><text:tab/><text:tab/><text:span text:style-name="T4">String getStep = input(“Do you want to make a step or shoot <text:tab/><text:tab/><text:tab/><text:tab/><text:tab/>an arrow?”);</text:span></text:p>
      <text:p text:style-name="P7"><text:tab/><text:tab/><text:tab/><text:span text:style-name="T4">else:</text:span></text:p>
      <text:p text:style-name="P7"><text:tab/><text:tab/><text:tab/><text:tab/><text:span text:style-name="T4">int getCaveNumber = input(“Choose a cave you want to go to: <text:tab/><text:tab/><text:tab/><text:tab/><text:tab/><text:tab/>fullCaves().get(index)[1], fullCaves().get(index)[2]);”)</text:span></text:p>
      <text:p text:style-name="P7"><text:tab/><text:tab/><text:tab/><text:tab/><text:tab/></text:p>
      <text:p text:style-name="P6"><text:tab/>}</text:p>
      <text:p text:style-name="P6"/>
      <text:p text:style-name="P8">Now we can walk! We need to implement pits. After while loop we can check whether our step was in a pit or not. But first we need to create pits. Will do it tommorow.</text:p>
      <text:p text:style-name="P9"/>
      <text:p text:style-name="P9">16 Jan </text:p>
      <text:p text:style-name="P11">We generate a list of random numbers which are not the same.</text:p>
      <text:p text:style-name="P11"/>
      <text:p text:style-name="P10">function int[] pitGenerator(){<text:line-break/><text:tab/></text:p>
      <text:p text:style-name="P12"><text:span text:style-name="Source_20_Text"><text:span text:style-name="T6"><text:tab/>int</text:span></text:span><text:span text:style-name="Source_20_Text"><text:span text:style-name="T7"> </text:span></text:span><text:span text:style-name="Source_20_Text"><text:span text:style-name="T6">first</text:span></text:span><text:span text:style-name="Source_20_Text"><text:span text:style-name="T7"> </text:span></text:span><text:span text:style-name="Source_20_Text"><text:span text:style-name="T6">=</text:span></text:span><text:span text:style-name="Source_20_Text"><text:span text:style-name="T7"> random.nextInt(</text:span></text:span><text:span text:style-name="Source_20_Text"><text:span text:style-name="T6">3</text:span></text:span><text:span text:style-name="Source_20_Text"><text:span text:style-name="T7">)+</text:span></text:span><text:span text:style-name="Source_20_Text"><text:span text:style-name="T6">1</text:span></text:span><text:span text:style-name="Source_20_Text"><text:span text:style-name="T7">;</text:span></text:span></text:p>
      <text:p text:style-name="P13"><text:span text:style-name="Source_20_Text"><text:span text:style-name="T6"><text:tab/>int</text:span></text:span><text:span text:style-name="Source_20_Text"><text:span text:style-name="T7"> second;</text:span></text:span></text:p>
      <text:p text:style-name="P14"/>
      <text:p text:style-name="P13"><text:span text:style-name="Source_20_Text"><text:span text:style-name="T6"><text:tab/>while</text:span></text:span><text:span text:style-name="Source_20_Text"><text:span text:style-name="T7">(second == </text:span></text:span><text:span text:style-name="Source_20_Text"><text:span text:style-name="T6">null</text:span></text:span><text:span text:style-name="Source_20_Text"><text:span text:style-name="T7"> || first == second){</text:span></text:span></text:p>
      <text:p text:style-name="P13"><text:span text:style-name="Source_20_Text"><text:span text:style-name="T8"><text:s text:c="4"/><text:tab/><text:tab/></text:span></text:span><text:span text:style-name="Source_20_Text"><text:span text:style-name="T7">second = random.nextInt(</text:span></text:span><text:span text:style-name="Source_20_Text"><text:span text:style-name="T6">3</text:span></text:span><text:span text:style-name="Source_20_Text"><text:span text:style-name="T7">)+</text:span></text:span><text:span text:style-name="Source_20_Text"><text:span text:style-name="T6">1</text:span></text:span><text:span text:style-name="Source_20_Text"><text:span text:style-name="T7">;</text:span></text:span></text:p>
      <text:p text:style-name="P14"><text:span text:style-name="Source_20_Text"><text:span text:style-name="T7"><text:tab/>}</text:span></text:span></text:p>
      <text:p text:style-name="P10"><text:tab/>return {first, second}<text:tab/></text:p>
      <text:p text:style-name="P15"><text:s/></text:p>
      <text:p text:style-name="P10">}</text:p>
      <text:p text:style-name="P10"/>
      <text:p text:style-name="P11">We check if our guy spawned not on one of those pits, and if he is we can either regenerate those pits, or re-spawn our guy. 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4:10:21.863494188</meta:creation-date>
    <dc:date>2024-01-17T13:10:49.824572205</dc:date>
    <meta:editing-duration>PT15M21S</meta:editing-duration>
    <meta:editing-cycles>3</meta:editing-cycles>
    <meta:generator>LibreOffice/7.1.8.1$Linux_X86_64 LibreOffice_project/10$Build-1</meta:generator>
    <meta:document-statistic meta:table-count="0" meta:image-count="0" meta:object-count="0" meta:page-count="2" meta:paragraph-count="71" meta:word-count="582" meta:character-count="3587" meta:non-whitespace-character-count="2766"/>
  </office:meta>
</office:document-meta>
</file>